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6.7in" fo:margin-left="-0.0104in" fo:margin-right="0.0035in" table:align="margins"/>
    </style:style>
    <style:style style:name="Tabla1.A" style:family="table-column">
      <style:table-column-properties style:column-width="6.7in" style:rel-column-width="65535*"/>
    </style:style>
    <style:style style:name="Tabla1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fo:color="#000080" fo:background-color="#ffff00"/>
    </style:style>
    <style:style style:name="P2" style:family="paragraph" style:parent-style-name="Table_20_Contents">
      <style:text-properties fo:color="#000080" fo:background-color="transparent"/>
    </style:style>
    <style:style style:name="P3" style:family="paragraph" style:parent-style-name="Table_20_Contents">
      <style:text-properties fo:color="#000080" officeooo:rsid="001409cb" officeooo:paragraph-rsid="001409cb" fo:background-color="transparent"/>
    </style:style>
    <style:style style:name="P4" style:family="paragraph" style:parent-style-name="Table_20_Contents">
      <style:text-properties fo:color="#000080" officeooo:rsid="0010ca77" officeooo:paragraph-rsid="0010ca77" fo:background-color="transparent"/>
    </style:style>
    <style:style style:name="P5" style:family="paragraph" style:parent-style-name="Standard">
      <style:paragraph-properties fo:text-align="center" style:justify-single-word="false"/>
      <style:text-properties fo:color="#0000ff" style:font-name="Arial Black" fo:font-size="18pt" style:font-size-asian="18pt" style:font-size-complex="18pt"/>
    </style:style>
    <style:style style:name="P6" style:family="paragraph" style:parent-style-name="Table_20_Contents">
      <style:text-properties fo:color="#000080" officeooo:rsid="001409cb" officeooo:paragraph-rsid="001409cb" fo:background-color="transparent"/>
    </style:style>
    <style:style style:name="P7" style:family="paragraph" style:parent-style-name="Table_20_Contents">
      <style:text-properties fo:color="#000080" officeooo:rsid="001e7e9f" officeooo:paragraph-rsid="001e7e9f" fo:background-color="transparent"/>
    </style:style>
    <style:style style:name="P8" style:family="paragraph" style:parent-style-name="Table_20_Contents">
      <style:text-properties fo:color="#000080" officeooo:paragraph-rsid="001f91a8" fo:background-color="transparent"/>
    </style:style>
    <style:style style:name="P9" style:family="paragraph" style:parent-style-name="Table_20_Contents">
      <style:text-properties fo:color="#000000" fo:background-color="transparent"/>
    </style:style>
    <style:style style:name="P10" style:family="paragraph" style:parent-style-name="Table_20_Contents">
      <style:text-properties fo:color="#000000" officeooo:rsid="001f91a8" officeooo:paragraph-rsid="001f91a8" fo:background-color="transparent"/>
    </style:style>
    <style:style style:name="P11" style:family="paragraph" style:parent-style-name="Table_20_Contents">
      <style:text-properties fo:color="#000000" officeooo:rsid="001e7e9f" officeooo:paragraph-rsid="001e7e9f" fo:background-color="transparent"/>
    </style:style>
    <style:style style:name="P12" style:family="paragraph" style:parent-style-name="Table_20_Contents">
      <style:text-properties fo:color="#000000" officeooo:paragraph-rsid="001aa06f" fo:background-color="transparent"/>
    </style:style>
    <style:style style:name="P13" style:family="paragraph" style:parent-style-name="Table_20_Contents">
      <style:text-properties fo:color="#000000" officeooo:rsid="001aa06f" officeooo:paragraph-rsid="001aa06f" fo:background-color="transparent"/>
    </style:style>
    <style:style style:name="P14" style:family="paragraph" style:parent-style-name="Table_20_Contents">
      <style:text-properties fo:color="#000000" officeooo:rsid="0010ca77" officeooo:paragraph-rsid="001aa06f" fo:background-color="transparent"/>
    </style:style>
    <style:style style:name="P15" style:family="paragraph" style:parent-style-name="Table_20_Contents">
      <style:text-properties fo:color="#000000" officeooo:paragraph-rsid="001aa06f"/>
    </style:style>
    <style:style style:name="P16" style:family="paragraph" style:parent-style-name="Table_20_Contents">
      <style:text-properties fo:color="#000000" officeooo:paragraph-rsid="001f91a8"/>
    </style:style>
    <style:style style:name="T1" style:family="text">
      <style:text-properties officeooo:rsid="00080878"/>
    </style:style>
    <style:style style:name="T2" style:family="text">
      <style:text-properties officeooo:rsid="0009adf1"/>
    </style:style>
    <style:style style:name="T3" style:family="text">
      <style:text-properties officeooo:rsid="000b490a"/>
    </style:style>
    <style:style style:name="T4" style:family="text">
      <style:text-properties officeooo:rsid="000be5c8"/>
    </style:style>
    <style:style style:name="T5" style:family="text">
      <style:text-properties officeooo:rsid="00128fe6"/>
    </style:style>
    <style:style style:name="T6" style:family="text">
      <style:text-properties officeooo:rsid="001409cb"/>
    </style:style>
    <style:style style:name="T7" style:family="text">
      <style:text-properties officeooo:rsid="00161d60"/>
    </style:style>
    <style:style style:name="T8" style:family="text">
      <style:text-properties officeooo:rsid="001aa06f"/>
    </style:style>
    <style:style style:name="T9" style:family="text">
      <style:text-properties fo:color="#000080" fo:background-color="transparent" loext:char-shading-value="0"/>
    </style:style>
    <style:style style:name="T10" style:family="text">
      <style:text-properties fo:color="#000080" officeooo:rsid="001aa06f" fo:background-color="transparent" loext:char-shading-value="0"/>
    </style:style>
    <style:style style:name="T11" style:family="text">
      <style:text-properties fo:color="#000080" officeooo:rsid="001d979b" fo:background-color="transparent" loext:char-shading-value="0"/>
    </style:style>
    <style:style style:name="T12" style:family="text">
      <style:text-properties fo:color="#000080" officeooo:rsid="001d9be6" fo:background-color="transparent" loext:char-shading-value="0"/>
    </style:style>
    <style:style style:name="T13" style:family="text">
      <style:text-properties fo:color="#000080" officeooo:rsid="000be5c8" fo:background-color="transparent" loext:char-shading-value="0"/>
    </style:style>
    <style:style style:name="T14" style:family="text">
      <style:text-properties fo:color="#000080" officeooo:rsid="001f91a8" fo:background-color="transparent" loext:char-shading-value="0"/>
    </style:style>
    <style:style style:name="T15" style:family="text">
      <style:text-properties officeooo:rsid="001d9be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f91a8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d979b" fo:background-color="transparent" loext:char-shading-value="0"/>
    </style:style>
    <style:style style:name="T20" style:family="text">
      <style:text-properties officeooo:rsid="001d9be6" fo:background-color="transparent" loext:char-shading-value="0"/>
    </style:style>
    <style:style style:name="T21" style:family="text">
      <style:text-properties officeooo:rsid="001aa06f" fo:background-color="transparent" loext:char-shading-value="0"/>
    </style:style>
    <style:style style:name="T22" style:family="text">
      <style:text-properties officeooo:rsid="001f91a8" fo:background-color="transparent" loext:char-shading-value="0"/>
    </style:style>
    <style:style style:name="T23" style:family="text">
      <style:text-properties fo:color="#000000" officeooo:rsid="001f91a8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POSTA PROJECTE FINAL CICLE <text:span text:style-name="T3">DAW 20-21</text:span></text:p>
      <text:p text:style-name="P5"/>
      <text:p text:style-name="Standard"/>
      <table:table table:name="Tabla1" table:style-name="Tabla1">
        <table:table-column table:style-name="Tabla1.A"/>
        <table:table-row table:style-name="TableLine94042502335856">
          <table:table-cell table:style-name="Tabla1.A1" office:value-type="string">
            <text:p text:style-name="Table_20_Contents"><text:span text:style-name="T9">NOM </text:span><text:span text:style-name="T13">PROJECTE: </text:span><text:span text:style-name="T23">TREXON.LY</text:span></text:p>
            <text:p text:style-name="P1"/>
          </table:table-cell>
        </table:table-row>
        <table:table-row table:style-name="TableLine94042502410000">
          <table:table-cell table:style-name="Tabla1.A2" office:value-type="string">
            <text:p text:style-name="P2">NOM (pot ser màxim <text:span text:style-name="T2">3</text:span> persones), <text:span text:style-name="T1">NO INDIVIDUAL</text:span>: </text:p>
            <text:p text:style-name="P13">Victor Pastor</text:p>
            <text:p text:style-name="P2"/>
          </table:table-cell>
        </table:table-row>
        <table:table-row table:style-name="TableLine94042502399728">
          <table:table-cell table:style-name="Tabla1.A2" office:value-type="string">
            <text:p text:style-name="P4">Tipus d’aplicació: Desktop Client/Servidor, Mobile, amdues.</text:p>
            <text:p text:style-name="P14">Desktop Client/Servidor</text:p>
            <text:p text:style-name="P9"/>
          </table:table-cell>
        </table:table-row>
        <table:table-row table:style-name="TableLine94042502397728">
          <table:table-cell table:style-name="Tabla1.A2" office:value-type="string">
            <text:p text:style-name="P2">En què consistirà el projecte? <text:span text:style-name="T5">Descripció bàsica.</text:span></text:p>
            <text:p text:style-name="P13">Un linkedin para diseñadores, empresas, publicistas, etc.</text:p>
            <text:p text:style-name="P11">Hay dos roles principales:</text:p>
            <text:p text:style-name="P11"><text:span text:style-name="T16">Empresa</text:span> : Puede crear ofertas, editar su estado, hablar individualmente con sus candidatos, hacer filtrado de los candidatos de manera visual(Tinder inspiration)</text:p>
            <text:p text:style-name="P11"><text:span text:style-name="T16">Candidatos</text:span>:Crea su perfil, en el que muestra su estilo, estrategia, proyectos. Puede listar las ofertas “apuntarse” a ofertas, <text:span text:style-name="T17">hablar individualmente con empresas y otros candidatos.</text:span></text:p>
            <text:p text:style-name="P7"/>
            <text:p text:style-name="P7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Line94042502423120">
          <table:table-cell table:style-name="Tabla1.A2" office:value-type="string">
            <text:p text:style-name="P2">Quines eines utilitzareu per a seu desenvolupament? <text:span text:style-name="T6">Anàlisi no funcional inicial. Entorn, back-end, eines de gestió de temps, metodologies àgils, git’s, etc.</text:span></text:p>
            <text:p text:style-name="P12">● IDE: VisualStudio Code </text:p>
            <text:p text:style-name="P15"><text:span text:style-name="T18">● Administrar BD: </text:span><text:span text:style-name="T19">SQL</text:span><text:span text:style-name="T18"> /</text:span><text:span text:style-name="T20">mongoose</text:span></text:p>
            <text:p text:style-name="P15"><text:span text:style-name="T18">● Backend: </text:span><text:span text:style-name="T21">NodeJs</text:span><text:span text:style-name="T18"> </text:span></text:p>
            <text:p text:style-name="P12">● Frontend: React/<text:span text:style-name="T15">Angular</text:span></text:p>
            <text:p text:style-name="P16"><text:span text:style-name="T18">● </text:span><text:span text:style-name="T21">GIT</text:span><text:span text:style-name="T18">: https://github.com/vPastor/</text:span><text:span text:style-name="T22">TREXONLY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Line94042502423920">
          <table:table-cell table:style-name="Tabla1.A2" office:value-type="string">
            <text:p text:style-name="P3">Anàlisi funcional. <text:span text:style-name="T7">Expliqueu, al moment de l’inici, les característiques funcionals que oferirà el vostre projecte.</text:span></text:p>
            <text:p text:style-name="P11">Login</text:p>
            <text:p text:style-name="P11">Registro → Crear perfil</text:p>
            <text:p text:style-name="P11">Crear oferta</text:p>
            <text:p text:style-name="P11">Listar ofertas</text:p>
            <text:p text:style-name="P11"><text:soft-page-break/>Filtrado de candidatos (modo Tinder)</text:p>
            <text:p text:style-name="P11">Chat individual</text:p>
            <text:p text:style-name="P11"/>
            <text:p text:style-name="P7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eLine94042502424560">
          <table:table-cell table:style-name="Tabla1.A2" office:value-type="string">
            <text:p text:style-name="P8">Quin és el motiu que us ha portat a escollir aquest projecte? <text:span text:style-name="T7">Fes una estimació del temps que et portarà investigar, en el cas de tecnologies noves que no s’hagin vist a classe. </text:span><text:span text:style-name="T15">1 semana</text:span></text:p>
            <text:p text:style-name="P10">Es un proyecto complejo y que requiere mucho trabajo. Hablando con unos amigos que son diseñadores comentaron que estaban hartos de usar su instagram como medio para promover sus proyectos e intereses, puesto que si eres una empresa no vas a ir buscando por instagram o telegram (dos redes sociales) a tus socios para una práctica de marketing o diseño.</text:p>
            <text:p text:style-name="P10">Servirá para justificar las ~100h, ya que es un proyecto complejo y laborioso que normalmente implicaría a dos o tres personas.</text:p>
            <text:p text:style-name="P10">La parte del front-end justificará las horas restantes.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ibel esp</meta:initial-creator>
    <meta:creation-date>2017-03-08T10:46:52.78</meta:creation-date>
    <dc:date>2021-04-12T20:24:57.884075979</dc:date>
    <meta:editing-duration>PT52M24S</meta:editing-duration>
    <meta:editing-cycles>22</meta:editing-cycles>
    <meta:generator>LibreOffice/6.4.7.2$Linux_X86_64 LibreOffice_project/40$Build-2</meta:generator>
    <meta:document-statistic meta:table-count="1" meta:image-count="0" meta:object-count="0" meta:page-count="2" meta:paragraph-count="28" meta:word-count="287" meta:character-count="1918" meta:non-whitespace-character-count="1656"/>
  </office:meta>
</office:document-meta>
</file>